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3" svg:x1="6.8709in" svg:y1="-1.6709in" svg:x2="7.0563in" svg:y2="-1.6709in"><text:p/></draw:line><draw:line text:anchor-type="paragraph" draw:z-index="1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How free/open source</text:span></text:p>
            <text:p text:style-name="P2"><text:span text:style-name="T1">software works</text:span>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3" svg:x1="6.8709in" svg:y1="-1.6709in" svg:x2="7.0563in" svg:y2="-1.6709in"><text:p/></draw:line><draw:line text:anchor-type="paragraph" draw:z-index="3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Why software patents </text:span></text:p>
            <text:p text:style-name="P2"><text:span text:style-name="T1">are bad (or good)</text:span>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3" svg:x1="6.8709in" svg:y1="-1.6709in" svg:x2="7.0563in" svg:y2="-1.6709in"><text:p/></draw:line><draw:line text:anchor-type="paragraph" draw:z-index="5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History of Linux </text:span></text:p>
            <text:p text:style-name="P2"><text:span text:style-name="T1">or </text:span></text:p>
            <text:p text:style-name="P2"><text:span text:style-name="T1">History of the Web</text:span></text:p>
            <text:p text:style-name="P1"/>
          </table:table-cell>
          <table:table-cell table:style-name="Table1.A1" office:value-type="string">
            <text:p text:style-name="P2"><draw:line text:anchor-type="paragraph" draw:z-index="6" draw:style-name="gr1" draw:text-style-name="P3" svg:x1="6.8709in" svg:y1="-1.6709in" svg:x2="7.0563in" svg:y2="-1.6709in"><text:p/></draw:line><draw:line text:anchor-type="paragraph" draw:z-index="7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One of your hobbies </text:span></text:p>
            <text:p text:style-name="P2"><text:span text:style-name="T1">-- why you do it,</text:span></text:p>
            <text:p text:style-name="P2"><text:span text:style-name="T1">how you do it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3" svg:x1="6.8709in" svg:y1="-1.6709in" svg:x2="7.0563in" svg:y2="-1.6709in"><text:p/></draw:line><draw:line text:anchor-type="paragraph" draw:z-index="9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What is your favorite</text:span></text:p>
            <text:p text:style-name="P2"><text:span text:style-name="T1">programming language</text:span></text:p>
            <text:p text:style-name="P2"><text:span text:style-name="T1">and why?</text:span>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3" svg:x1="6.8709in" svg:y1="-1.6709in" svg:x2="7.0563in" svg:y2="-1.6709in"><text:p/></draw:line><draw:line text:anchor-type="paragraph" draw:z-index="11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Writing good</text:span></text:p>
            <text:p text:style-name="P2"><text:span text:style-name="T1">documentation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2" draw:style-name="gr1" draw:text-style-name="P3" svg:x1="6.8709in" svg:y1="-1.6709in" svg:x2="7.0563in" svg:y2="-1.6709in"><text:p/></draw:line><draw:line text:anchor-type="paragraph" draw:z-index="13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What is your favorite </text:span></text:p>
            <text:p text:style-name="P2"><text:span text:style-name="T1">operating system </text:span></text:p>
            <text:p text:style-name="P2"><text:span text:style-name="T1">and why?</text:span>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3" svg:x1="6.8709in" svg:y1="-1.6709in" svg:x2="7.0563in" svg:y2="-1.6709in"><text:p/></draw:line><draw:line text:anchor-type="paragraph" draw:z-index="15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Your current cell phone</text:span></text:p>
            <text:p text:style-name="P2"><text:span text:style-name="T1">or handheld, features,</text:span></text:p>
            <text:p text:style-name="P2"><text:span text:style-name="T1">why you love/hate it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6" draw:style-name="gr1" draw:text-style-name="P3" svg:x1="6.8709in" svg:y1="-1.6709in" svg:x2="7.0563in" svg:y2="-1.6709in"><text:p/></draw:line><draw:line text:anchor-type="paragraph" draw:z-index="17" draw:style-name="gr1" draw:text-style-name="P3" svg:x1="3.3957in" svg:y1="-1.8807in" svg:x2="3.3957in" svg:y2="-1.6587in"><text:p/></draw:line><text:line-break/></text:p>
            <text:p text:style-name="P2"><text:span text:style-name="T1">Why Microsoft or Apple </text:span></text:p>
            <text:p text:style-name="P2"><text:span text:style-name="T1">or Google or Oracle </text:span></text:p>
            <text:p text:style-name="P2"><text:span text:style-name="T1">or IBM or Red Hat</text:span></text:p>
            <text:p text:style-name="P2"><text:span text:style-name="T1">(pick one)</text:span></text:p>
            <text:p text:style-name="P2"><text:span text:style-name="T1">is Evil</text:span></text:p>
            <text:p text:style-name="P1"/>
          </table:table-cell>
          <table:table-cell table:style-name="Table1.A1" office:value-type="string">
            <text:p text:style-name="P2"><draw:line text:anchor-type="paragraph" draw:z-index="18" draw:style-name="gr1" draw:text-style-name="P3" svg:x1="6.8709in" svg:y1="-1.6709in" svg:x2="7.0563in" svg:y2="-1.6709in"><text:p/></draw:line><draw:line text:anchor-type="paragraph" draw:z-index="19" draw:style-name="gr1" draw:text-style-name="P3" svg:x1="3.3957in" svg:y1="-1.8807in" svg:x2="3.3957in" svg:y2="-1.6587in"><text:p/></draw:line><text:line-break/></text:p>
            <text:p text:style-name="P2"><text:span text:style-name="T1"/></text:p>
            <text:p text:style-name="P2"><text:span text:style-name="T1">Network or Web Security</text:span></text:p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Josh Berkus</meta:initial-creator>
    <meta:creation-date>2007-10-27T13:17:37</meta:creation-date>
    <dc:creator>Josh Berkus</dc:creator>
    <dc:date>2010-05-28T15:57:18</dc:date>
    <meta:printed-by>Josh Berkus</meta:printed-by>
    <meta:print-date>2008-07-17T13:15:54</meta:print-date>
    <dc:language>en-US</dc:language>
    <meta:editing-cycles>6</meta:editing-cycles>
    <meta:editing-duration>PT04H18M32S</meta:editing-duration>
    <meta:document-statistic meta:table-count="1" meta:image-count="0" meta:object-count="0" meta:page-count="2" meta:paragraph-count="37" meta:word-count="84" meta:character-count="456"/>
    <meta:user-defined meta:name="Info 1"/>
    <meta:user-defined meta:name="Info 2"/>
    <meta:user-defined meta:name="Info 3"/>
    <meta:user-defined meta:name="Info 4"/>
  </office:meta>
</office:document-meta>
</file>